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20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2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1</text:p>
      <text:p text:style-name="P4">Month<text:tab/><text:tab/><text:tab/><text:tab/><text:tab/><text:tab/>October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Rochester?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text:tab/><text:tab/><text:tab/><text:tab/><text:tab/>Postal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S. Morais/<text:line-break/><text:tab/>546 N. 5th Str/</text:p>
      <text:p text:style-name="P2"><text:tab/><text:tab/>Philadelphia/</text:p>
      <text:p text:style-name="P2"><text:tab/><text:tab/><text:tab/>Pa/</text:p>
      <text:p text:style-name="P2"/>
      <text:p text:style-name="P2">[Page 2]</text:p>
      <text:p text:style-name="P2">Dear Sir:/</text:p>
      <text:p text:style-name="P2">All I can say concerning [Hebrew] is that/ he lived in London about 1230, and he was also/ called Moses Chasa ([Hebrew]). <text:s/>Same as I may think/ that he is identical with Moses Kattab./ <text:s/>It will all depend on the name Kittel. <text:s/>If as I/ stated this codex was already used in the first/ half of the 12<text:span text:style-name="T2">th</text:span><text:span text:style-name="T3"> cent., I hardly think that Moses/ Nakda, who lived 100 years later, was the son of Hillel./ <text:s/>Whether he was the son of Hillel I have/ not been able to find. <text:s/>Levita in/ his massoreth ha-massoreh speaks/ of him only as [Hebrew]. <text:s/>I am/ sorry that I cannot give you some/ more and better information./</text:span></text:p>
      <text:p text:style-name="P2"><text:soft-page-break/><text:span text:style-name="T3">With best wishes for yourself I am/ Yours truly/ B 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1:28:12.79</meta:creation-date>
    <dc:date>2012-01-26T11:46:23.70</dc:date>
    <dc:creator>Penn Libraries</dc:creator>
    <meta:editing-duration>PT00H03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02" meta:character-count="1992"/>
  </office:meta>
</office:document-meta>
</file>